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57fa"/>
    </style:style>
    <style:style style:name="P2" style:family="paragraph" style:parent-style-name="Standard">
      <style:text-properties officeooo:rsid="000a57fa" officeooo:paragraph-rsid="000a57fa"/>
    </style:style>
    <style:style style:name="T1" style:family="text">
      <style:text-properties fo:font-weight="bold" officeooo:rsid="000a57fa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b1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exander J King</text:p>
      <text:p text:style-name="P1"/>
      <text:p text:style-name="P1">Homework #5</text:p>
      <text:p text:style-name="P1"><text:s/>(Chapter 5) </text:p>
      <text:p text:style-name="P1">1) What is the potential danger of case-sensitive name?</text:p>
      <text:p text:style-name="P2">name =/= Name</text:p>
      <text:p text:style-name="P2">Basically you have to get every character correct and it is case sensitive. </text:p>
      <text:p text:style-name="P2"/>
      <text:p text:style-name="P1">2) What is an alias?</text:p>
      <text:p text:style-name="P1">If two variable names can be used to access the same memory location, they are called aliases </text:p>
      <text:p text:style-name="P1">Aliases are created via pointers, reference variables, C and C++ unions.</text:p>
      <text:p text:style-name="P1">Aliases are harmful to readability (program readers must remember all of them) </text:p>
      <text:p text:style-name="P1"/>
      <text:p text:style-name="P1">3) Define binding and binding time.</text:p>
      <text:p text:style-name="P1">A binding is an association between an entity and an attribute, such as between a variable and its type or value, or between an operation and a symbol. Binding time is the time at which a binding takes place. </text:p>
      <text:p text:style-name="P1"/>
      <text:p text:style-name="P1">4) Define scope, static scope, and dynamic scope.</text:p>
      <text:p text:style-name="P1"><text:span text:style-name="T1">Scope: </text:span>A binding is an association between an entity and an attribute, such as between a variable and its type or value, or between an operation and a symbol • Binding time is the time at which a binding takes place. </text:p>
      <text:p text:style-name="P1"><text:span text:style-name="T1">Static Scope: </text:span>Based on program text. To connect a name reference to a variable, you (or the compiler) must find the declaration. Search process: search declarations, first locally, then in increasingly larger enclosing scopes, until one is found for the given name. Enclosing static scopes (to a specific scope) are called its static ancestors; the nearest static ancestor is called a static parent. Some languages allow nested subprogram definitions, which create nested static scopes (e.g., Ada, JavaScript, Common LISP, Scheme, Fortran 2003+, F#, and Python) </text:p>
      <text:p text:style-name="P1"><text:span text:style-name="T1">Dynamic Scope:</text:span><text:span text:style-name="T2">• Based on calling sequences of program units, not their textual layout (temporal versus spatial) • References to variables are connected to declarations by searching back through the chain of subprogram calls that forced execution to this point </text:span></text:p>
      <text:p text:style-name="P1"/>
      <text:p text:style-name="P1">5) What is the general problem with static scoping?</text:p>
      <text:p text:style-name="P1">In most cases, too much access is possible – As a program evolves, the initial structure is destroyed and local variables often become global; subprograms also gravitate toward become global, rather than nested </text:p>
      <text:p text:style-name="P1"/>
      <text:p text:style-name="P1">6) What are the advantages and disadvantages of dynamic scoping?</text:p>
      <text:p text:style-name="P1">Disadvantages: 1. While a subprogram is executing, its variables are visible to all subprograms it calls 2. Impossible to statically type check 3. Poor readability- it is not possible to statically determine the type of a variable </text:p>
      <text:p text:style-name="P1"/>
      <text:p text:style-name="P1">7) What are the advantages of named constants?</text:p>
      <text:p text:style-name="P1">Advantages: readability and <text:span text:style-name="T3">modifiable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3:50:47.287000000</meta:creation-date>
    <dc:date>2020-02-26T21:44:42.412000000</dc:date>
    <meta:editing-duration>PT32M54S</meta:editing-duration>
    <meta:editing-cycles>3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22" meta:word-count="395" meta:character-count="2423" meta:non-whitespace-character-count="2037"/>
  </office:meta>
</office:document-meta>
</file>